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5ea5" officeooo:paragraph-rsid="000c5ea5"/>
    </style:style>
    <style:style style:name="P2" style:family="paragraph" style:parent-style-name="Standard" style:list-style-name="L1">
      <style:text-properties officeooo:rsid="000e6e14" officeooo:paragraph-rsid="000e6e14"/>
    </style:style>
    <style:style style:name="P3" style:family="paragraph" style:parent-style-name="Standard" style:list-style-name="L1">
      <style:text-properties officeooo:rsid="001355bc" officeooo:paragraph-rsid="001355bc"/>
    </style:style>
    <style:style style:name="P4" style:family="paragraph" style:parent-style-name="Standard" style:list-style-name="L1">
      <style:text-properties officeooo:rsid="00147252" officeooo:paragraph-rsid="00147252"/>
    </style:style>
    <style:style style:name="P5" style:family="paragraph" style:parent-style-name="Standard" style:list-style-name="L1">
      <style:text-properties officeooo:rsid="0019786a" officeooo:paragraph-rsid="0019786a"/>
    </style:style>
    <style:style style:name="P6" style:family="paragraph" style:parent-style-name="Standard" style:list-style-name="L1">
      <style:text-properties officeooo:rsid="001a38f5" officeooo:paragraph-rsid="001a38f5"/>
    </style:style>
    <style:style style:name="P7" style:family="paragraph" style:parent-style-name="Standard" style:list-style-name="L1">
      <style:text-properties officeooo:rsid="001cb17f" officeooo:paragraph-rsid="001cb17f"/>
    </style:style>
    <style:style style:name="P8" style:family="paragraph" style:parent-style-name="Standard" style:list-style-name="L1">
      <style:text-properties officeooo:rsid="001e0967" officeooo:paragraph-rsid="001e0967"/>
    </style:style>
    <style:style style:name="P9" style:family="paragraph" style:parent-style-name="Standard" style:list-style-name="L1">
      <style:text-properties officeooo:rsid="0020dfb7" officeooo:paragraph-rsid="0020dfb7"/>
    </style:style>
    <style:style style:name="P10" style:family="paragraph" style:parent-style-name="Standard">
      <style:text-properties officeooo:rsid="0020dfb7" officeooo:paragraph-rsid="0020dfb7"/>
    </style:style>
    <style:style style:name="P11" style:family="paragraph" style:parent-style-name="Standard">
      <style:text-properties officeooo:rsid="0022b9f6" officeooo:paragraph-rsid="0022b9f6"/>
    </style:style>
    <style:style style:name="P12" style:family="paragraph" style:parent-style-name="Standard">
      <style:paragraph-properties fo:text-align="start" style:justify-single-word="false"/>
      <style:text-properties officeooo:rsid="00247a77" officeooo:paragraph-rsid="002a229d"/>
    </style:style>
    <style:style style:name="P13" style:family="paragraph" style:parent-style-name="Standard">
      <style:paragraph-properties fo:text-align="start" style:justify-single-word="false"/>
      <style:text-properties officeooo:rsid="00247a77" officeooo:paragraph-rsid="002d5b33"/>
    </style:style>
    <style:style style:name="P14" style:family="paragraph" style:parent-style-name="Standard">
      <style:paragraph-properties fo:text-align="start" style:justify-single-word="false"/>
      <style:text-properties officeooo:rsid="00247a77" officeooo:paragraph-rsid="003078e8"/>
    </style:style>
    <style:style style:name="P15" style:family="paragraph" style:parent-style-name="Standard">
      <style:paragraph-properties fo:text-align="start" style:justify-single-word="false"/>
      <style:text-properties officeooo:rsid="00262c93" officeooo:paragraph-rsid="00262c93"/>
    </style:style>
    <style:style style:name="P16" style:family="paragraph" style:parent-style-name="Header">
      <style:text-properties officeooo:rsid="000c0ed4" officeooo:paragraph-rsid="000c0ed4"/>
    </style:style>
    <style:style style:name="P17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5a22f"/>
    </style:style>
    <style:style style:name="T2" style:family="text">
      <style:text-properties officeooo:rsid="00185556"/>
    </style:style>
    <style:style style:name="T3" style:family="text">
      <style:text-properties officeooo:rsid="00262c93"/>
    </style:style>
    <style:style style:name="T4" style:family="text">
      <style:text-properties officeooo:rsid="002d5b33"/>
    </style:style>
    <style:style style:name="T5" style:family="text">
      <style:text-properties officeooo:rsid="002f1b68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1</text:p>
      <text:p text:style-name="P1"/>
      <text:list xml:id="list592431887478376856" text:style-name="L1">
        <text:list-item>
          <text:p text:style-name="P2">False</text:p>
        </text:list-item>
        <text:list-item>
          <text:p text:style-name="P3">True ** <text:span text:style-name="T2">may want to check later</text:span></text:p>
        </text:list-item>
        <text:list-item>
          <text:p text:style-name="P4">False</text:p>
        </text:list-item>
        <text:list-item>
          <text:p text:style-name="P4"><text:s/><text:span text:style-name="T1">False</text:span></text:p>
        </text:list-item>
        <text:list-item>
          <text:p text:style-name="P5">True</text:p>
        </text:list-item>
        <text:list-item>
          <text:p text:style-name="P6">True</text:p>
        </text:list-item>
        <text:list-item>
          <text:p text:style-name="P7">True</text:p>
        </text:list-item>
        <text:list-item>
          <text:p text:style-name="P7">False</text:p>
        </text:list-item>
        <text:list-item>
          <text:p text:style-name="P8">False</text:p>
        </text:list-item>
        <text:list-item>
          <text:p text:style-name="P9">False</text:p>
        </text:list-item>
      </text:list>
      <text:p text:style-name="P10"/>
      <text:p text:style-name="P11">Problem 2</text:p>
      <text:p text:style-name="P11"/>
      <text:p text:style-name="P12">a) </text:p>
      <text:p text:style-name="P12"/>
      <text:p text:style-name="P12">The average then estimate method gives <draw:g text:anchor-type="as-char" svg:y="-0.1165in" draw:z-index="0" draw:style-name="gr1"><svg:title>TexMaths</svg:title><svg:desc>12§display§\hat{x}_{ae}§svg§600§FALSE§</svg:desc><draw:polygon draw:style-name="gr2" draw:text-style-name="P17" svg:width="0.2291in" svg:height="0.1398in" svg:x="0in" svg:y="0.0008in" svg:viewBox="0 0 583 356" draw:points="291,356 0,356 0,0 583,0 583,356"><text:p/></draw:polygon><draw:polygon draw:style-name="gr3" draw:text-style-name="P18" svg:width="0.0445in" svg:height="0.0256in" svg:x="0.0299in" svg:y="0in" svg:viewBox="0 0 114 66" draw:points="58,0 0,59 7,66 58,23 106,66 114,59"><text:p/></draw:polygon><draw:path draw:style-name="gr4" draw:text-style-name="P18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5" draw:text-style-name="P18" svg:width="0.0591in" svg:height="0.0524in" svg:x="0.1016in" svg:y="0.089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6" draw:text-style-name="P18" svg:width="0.0496in" svg:height="0.0524in" svg:x="0.1736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/draw:g> <text:span text:style-name="T3">as a linear function of y:</text:span></text:p>
      <text:p text:style-name="P13"><draw:g text:anchor-type="as-char" svg:y="-0.1173in" draw:z-index="4" draw:style-name="gr1"><svg:title>TexMaths</svg:title><svg:desc>12§display§\hat{x}_{ae} = B_{ae}y§svg§600§FALSE§</svg:desc><draw:polygon draw:style-name="gr59" draw:text-style-name="P17" svg:width="0.8154in" svg:height="0.1476in" svg:x="0in" svg:y="0.0004in" svg:viewBox="0 0 2072 376" draw:points="1036,376 0,376 0,0 2072,0 2072,376"><text:p/></draw:polygon><draw:polygon draw:style-name="gr60" draw:text-style-name="P18" svg:width="0.0445in" svg:height="0.0256in" svg:x="0.0299in" svg:y="0in" svg:viewBox="0 0 114 66" draw:points="58,0 0,59 7,66 58,23 106,66 114,59"><text:p/></draw:polygon><draw:path draw:style-name="gr61" draw:text-style-name="P18" svg:width="0.0827in" svg:height="0.0756in" svg:x="0.0047in" svg:y="0.0425in" svg:viewBox="0 0 211 193" svg:d="M130 60c2-12 12-50 42-50 2 0 12 0 20 4-11 3-19 14-19 23 0 8 3 16 15 16 10 0 23-8 23-25 0-22-25-28-39-28-24 0-40 23-45 33-11-28-33-33-45-33-45 0-69 55-69 65 0 5 4 5 5 5 4 0 5-1 6-5 14-45 42-55 56-55 9 0 23 3 23 27 0 14-7 43-23 103-6 26-21 43-39 43-4 0-13 0-22-5 11-2 21-10 21-22 0-13-10-16-17-16-12 0-23 12-23 25 0 19 22 28 40 28 28 0 43-30 44-33 6 16 20 33 47 33 43 0 67-54 67-65 0-5-4-5-5-5-3 0-5 2-6 5-13 46-42 55-56 55-17 0-23-13-23-27 0-10 2-19 7-38z"><text:p/></draw:path><draw:path draw:style-name="gr62" draw:text-style-name="P18" svg:width="0.0591in" svg:height="0.0528in" svg:x="0.1016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63" draw:text-style-name="P18" svg:width="0.0496in" svg:height="0.0528in" svg:x="0.174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64" draw:text-style-name="P18" svg:width="0.1106in" svg:height="0.039in" svg:x="0.2941in" svg:y="0.0547in" svg:viewBox="0 0 282 100" svg:d="M268 17c6 0 14 0 14-9 0-8-8-8-14-8h-254c-6 0-14 0-14 8 0 9 8 9 14 9zM268 100c6 0 14 0 14-8 0-9-8-9-14-9h-254c-6 0-14 0-14 9 0 8 8 8 14 8z"><text:p/></draw:path><draw:path draw:style-name="gr65" draw:text-style-name="P18" svg:width="0.1185in" svg:height="0.1142in" svg:x="0.4665in" svg:y="0.002in" svg:viewBox="0 0 302 291" svg:d="M50 258c-4 16-6 19-38 19-7 0-12 0-12 9 0 5 4 5 12 5h150c67 0 118-51 118-92 0-31-26-56-66-60 44-9 88-40 88-80 0-31-27-59-79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66" draw:text-style-name="P18" svg:width="0.0591in" svg:height="0.0528in" svg:x="0.5917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67" draw:text-style-name="P18" svg:width="0.0496in" svg:height="0.0528in" svg:x="0.6642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68" draw:text-style-name="P18" svg:width="0.0768in" svg:height="0.1079in" svg:x="0.7331in" svg:y="0.0425in" svg:viewBox="0 0 196 275" svg:d="M194 27c2-7 2-8 2-11 0-8-6-11-12-11-5 0-11 2-16 8 0 3-4 16-6 23-2 12-6 23-8 35l-20 76c-1 6-19 36-46 36-23 0-27-18-27-34 0-20 7-47 22-84 6-17 8-22 8-30 0-19-14-35-35-35-40 0-56 61-56 65 0 5 5 5 5 5 5 0 5-1 7-7 11-41 29-53 43-53 3 0 10 0 10 13 0 11-4 22-7 30-17 45-24 69-24 89 0 38 26 51 51 51 17 0 31-7 43-19-6 21-10 43-27 65-11 14-28 27-47 27-6 0-25-1-32-18 7 0 12 0 18-4 4-5 8-10 8-19 0-13-11-14-16-14-9 0-24 6-24 28 0 20 20 36 46 36 43 0 88-39 100-87z"><text:p/></draw:path></draw:g> <text:span text:style-name="T5">where </text:span><text:span text:style-name="T5"><draw:g text:anchor-type="as-char" svg:y="-0.2866in" draw:z-index="3" draw:style-name="gr1"><svg:title>TexMaths</svg:title><svg:desc>12§display§B_{ae} = \frac{1}{k}\Big(\sum_{j=1}^{k}{A^{T(j)}}\sum_{j=1}^{k}{A^{(j)}}\Big)^{-1}\sum_{j=1}^{k}{A^{T(j)}}§svg§600§FALSE§</svg:desc><draw:polygon draw:style-name="gr18" draw:text-style-name="P17" svg:width="2.9614in" svg:height="0.5067in" svg:x="0in" svg:y="0.0008in" svg:viewBox="0 0 7523 1288" draw:points="3761,1288 0,1288 0,0 7523,0 7523,1288"><text:p/></draw:polygon><draw:path draw:style-name="gr19" draw:text-style-name="P18" svg:width="0.1185in" svg:height="0.1134in" svg:x="0.0071in" svg:y="0.175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20" draw:text-style-name="P18" svg:width="0.0591in" svg:height="0.0524in" svg:x="0.1327in" svg:y="0.262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21" draw:text-style-name="P18" svg:width="0.0496in" svg:height="0.0524in" svg:x="0.2051in" svg:y="0.262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22" draw:text-style-name="P18" svg:width="0.1106in" svg:height="0.039in" svg:x="0.324in" svg:y="0.228in" svg:viewBox="0 0 282 100" svg:d="M268 17c6 0 14 0 14-9 0-8-8-8-14-8h-254c-6 0-14 0-14 8 0 9 8 9 14 9zM268 100c6 0 14 0 14-9 0-8-8-8-14-8h-254c-6 0-14 0-14 8 0 9 8 9 14 9z"><text:p/></draw:path><draw:path draw:style-name="gr23" draw:text-style-name="P18" svg:width="0.0547in" svg:height="0.1106in" svg:x="0.5287in" svg:y="0.0657in" svg:viewBox="0 0 140 282" svg:d="M88 11c0-10 0-11-10-11-26 28-65 28-78 28v13c8 0 34 0 55-12v219c0 16-1 21-39 21h-14v13c16-1 52-1 70-1 17 0 54 0 68 1v-13h-13c-38 0-39-5-39-21z"><text:p/></draw:path><draw:polygon draw:style-name="gr24" draw:text-style-name="P18" svg:width="0.0917in" svg:height="0.0067in" svg:x="0.5098in" svg:y="0.2437in" svg:viewBox="0 0 234 18" draw:points="118,18 0,18 0,0 234,0 234,18"><text:p/></draw:polygon><draw:path draw:style-name="gr25" draw:text-style-name="P18" svg:width="0.0752in" svg:height="0.1173in" svg:x="0.5189in" svg:y="0.287in" svg:viewBox="0 0 192 299" svg:d="M98 5c0 0 0-5-6-5-9 0-39 4-51 5-4 0-7 0-7 8 0 5 3 5 9 5 21 0 22 2 22 7l-1 9-63 243c-1 6-1 7-1 10 0 9 8 12 12 12 6 0 12-4 14-10 3-3 22-81 24-92 15 1 50 8 50 36 0 3 0 5-2 8-1 6-1 11-1 16 0 25 17 42 39 42 13 0 24-7 33-23 11-18 16-42 16-43 0-4-4-4-5-4-5 0-5 1-6 7-8 32-19 53-37 53-9 0-13-5-13-20 0-7 1-17 2-23 2-7 2-10 2-13 0-28-26-40-63-45 13-8 27-21 37-31 20-23 40-41 60-41 4 0 4 0 5 0 5 2 5 2 8 4 1 0 1 1 3 1-21 1-26 18-26 23 0 7 5 16 17 16 11 0 23-10 23-27 0-12-10-26-29-26-12 0-31 3-61 37-14 16-31 34-48 40z"><text:p/></draw:path><draw:path draw:style-name="gr26" draw:text-style-name="P18" svg:width="0.0634in" svg:height="0.2988in" svg:x="0.6512in" svg:y="0.0976in" svg:viewBox="0 0 162 760" svg:d="M143 755c0 1 5 5 5 5h9c1 0 5 0 5-4 0-2-1-2-2-4-16-15-39-38-65-85-46-81-63-186-63-287 0-187 54-297 128-373 2-1 2-2 2-2 0-5-4-5-8-5-6 0-6 0-11 4-40 34-85 93-115 182-18 55-28 124-28 193 0 101 18 214 85 312 11 17 27 34 27 34 4 6 10 12 14 15z"><text:p/></draw:path><draw:path draw:style-name="gr27" draw:text-style-name="P18" svg:width="0.0571in" svg:height="0.0819in" svg:x="0.8402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28" draw:text-style-name="P18" svg:width="0.2213in" svg:height="0.2327in" svg:x="0.7575in" svg:y="0.1311in" svg:viewBox="0 0 563 592" svg:d="M511 592l52-136h-11c-17 44-61 73-110 85-9 3-50 13-131 13h-256l216-252c3-3 4-4 4-6 0-1 0-2-4-7l-197-269h232c58 0 96 6 100 8 22 2 58 9 92 31 11 7 40 25 54 60h11l-52-119h-499c-10 0-11 0-12 2 0 3 0 10 0 15l223 306-218 257c-5 4-5 7-5 7 0 5 5 5 12 5z"><text:p/></draw:path><draw:path draw:style-name="gr29" draw:text-style-name="P18" svg:width="0.0512in" svg:height="0.1008in" svg:x="0.7531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30" draw:text-style-name="P18" svg:width="0.0854in" svg:height="0.0311in" svg:x="0.8224in" svg:y="0.4398in" svg:viewBox="0 0 218 80" svg:d="M208 14c3 0 10 0 10-7s-7-7-10-7h-197c-4 0-11 0-11 7s7 7 11 7zM208 80c3 0 10 0 10-7s-7-7-10-7h-197c-4 0-11 0-11 7s7 7 11 7z"><text:p/></draw:path><draw:path draw:style-name="gr31" draw:text-style-name="P18" svg:width="0.0425in" svg:height="0.0772in" svg:x="0.9287in" svg:y="0.4075in" svg:viewBox="0 0 109 197" svg:d="M67 8c0-8 0-8-8-8-19 19-47 19-59 19v11c7 0 26 0 43-8v151c0 9 0 13-30 13h-11v11c5 0 42-1 53-1 10 0 47 1 54 1v-11h-12c-30 0-30-4-30-13z"><text:p/></draw:path><draw:path draw:style-name="gr32" draw:text-style-name="P18" svg:width="0.1138in" svg:height="0.1193in" svg:x="1.021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3" draw:text-style-name="P18" svg:width="0.087in" svg:height="0.0783in" svg:x="1.1449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34" draw:text-style-name="P18" svg:width="0.0303in" svg:height="0.1161in" svg:x="1.2492in" svg:y="0.1331in" svg:viewBox="0 0 78 296" svg:d="M72 0c-58 40-72 102-72 148 0 42 12 106 72 148 2 0 6 0 6-3s-1-3-4-5c-39-36-54-86-54-139 0-81 32-120 56-142 1-1 2-2 2-3 0-4-4-4-6-4z"><text:p/></draw:path><draw:path draw:style-name="gr35" draw:text-style-name="P18" svg:width="0.0512in" svg:height="0.1008in" svg:x="1.2874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6" draw:text-style-name="P18" svg:width="0.0303in" svg:height="0.1161in" svg:x="1.3571in" svg:y="0.1331in" svg:viewBox="0 0 78 296" svg:d="M6 0c-2 0-6 0-6 4 0 1 1 2 2 4 27 23 56 64 56 140 0 62-21 109-52 138-6 4-6 6-6 7s1 3 4 3 32-20 51-56c13-25 23-58 23-91 0-42-13-107-72-149z"><text:p/></draw:path><draw:path draw:style-name="gr37" draw:text-style-name="P18" svg:width="0.0571in" svg:height="0.0819in" svg:x="1.5299in" svg:y="0in" svg:viewBox="0 0 146 209" svg:d="M71 8c0 0 1-3 1-4 0-2-1-4-5-4-6 0-31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38" draw:text-style-name="P18" svg:width="0.2213in" svg:height="0.2327in" svg:x="1.4472in" svg:y="0.1311in" svg:viewBox="0 0 563 592" svg:d="M511 592l52-136h-11c-17 44-61 73-110 85-9 3-51 13-131 13h-256l216-252c3-3 4-4 4-6 0-1 0-2-4-7l-197-269h232c58 0 96 6 100 8 22 2 58 9 92 31 11 7 40 25 54 60h11l-52-119h-499c-10 0-11 0-12 2 0 3 0 10 0 15l223 306-218 257c-5 4-5 7-5 7 0 5 5 5 12 5z"><text:p/></draw:path><draw:path draw:style-name="gr39" draw:text-style-name="P18" svg:width="0.0512in" svg:height="0.1008in" svg:x="1.4429in" svg:y="0.4075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40" draw:text-style-name="P18" svg:width="0.0854in" svg:height="0.0311in" svg:x="1.5122in" svg:y="0.4398in" svg:viewBox="0 0 218 80" svg:d="M208 14c3 0 10 0 10-7s-7-7-10-7h-197c-4 0-11 0-11 7s7 7 11 7zM208 80c3 0 10 0 10-7s-7-7-10-7h-197c-4 0-11 0-11 7s7 7 11 7z"><text:p/></draw:path><draw:path draw:style-name="gr41" draw:text-style-name="P18" svg:width="0.0425in" svg:height="0.0772in" svg:x="1.6185in" svg:y="0.4075in" svg:viewBox="0 0 109 197" svg:d="M67 8c0-8 0-8-8-8-19 19-47 19-59 19v11c7 0 26 0 43-8v151c0 9 0 13-30 13h-11v11c5 0 42-1 53-1 10 0 47 1 54 1v-11h-12c-30 0-30-4-30-13z"><text:p/></draw:path><draw:path draw:style-name="gr42" draw:text-style-name="P18" svg:width="0.1138in" svg:height="0.1193in" svg:x="1.7114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43" draw:text-style-name="P18" svg:width="0.0303in" svg:height="0.1161in" svg:x="1.8429in" svg:y="0.1331in" svg:viewBox="0 0 78 296" svg:d="M72 0c-56 40-72 102-72 148 0 42 12 106 72 148 2 0 6 0 6-3s-1-3-4-5c-39-36-54-86-54-139 0-81 32-120 56-142 1-1 2-2 2-3 0-4-4-4-6-4z"><text:p/></draw:path><draw:path draw:style-name="gr44" draw:text-style-name="P18" svg:width="0.0512in" svg:height="0.1008in" svg:x="1.8815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45" draw:text-style-name="P18" svg:width="0.0303in" svg:height="0.1161in" svg:x="1.9508in" svg:y="0.1331in" svg:viewBox="0 0 78 296" svg:d="M6 0c-2 0-6 0-6 4 0 1 1 2 2 4 27 23 56 64 56 140 0 62-21 109-52 138-6 4-6 6-6 7s1 3 4 3 32-20 52-56c12-25 22-58 22-91 0-42-13-107-72-149z"><text:p/></draw:path><draw:path draw:style-name="gr46" draw:text-style-name="P18" svg:width="0.0634in" svg:height="0.2988in" svg:x="2.0098in" svg:y="0.0976in" svg:viewBox="0 0 162 760" svg:d="M162 379c0-121-29-249-113-344-6-7-21-23-31-33-4-2-5-2-10-2-4 0-8 0-8 5 0 1 1 2 2 3 15 15 38 39 64 84 46 82 64 186 64 287 0 184-52 297-129 373 0 2-1 3-1 4 0 4 4 4 8 4 5 0 6 0 10-4 41-34 86-92 115-182 19-58 29-126 29-195z"><text:p/></draw:path><draw:path draw:style-name="gr47" draw:text-style-name="P18" svg:width="0.0783in" svg:height="0.0059in" svg:x="2.1154in" svg:y="0.1071in" svg:viewBox="0 0 200 16" svg:d="M188 16c5 0 12 0 12-8s-6-8-12-8h-176c-5 0-12 0-12 7 0 9 7 9 12 9z"><text:p/></draw:path><draw:path draw:style-name="gr48" draw:text-style-name="P18" svg:width="0.0425in" svg:height="0.0772in" svg:x="2.2193in" svg:y="0.0614in" svg:viewBox="0 0 109 197" svg:d="M67 8c0-8 0-8-8-8-19 19-47 19-59 19v11c7 0 26 0 43-8v151c0 9 0 13-30 13h-11v11c5 0 42-1 53-1 10 0 47 1 54 1v-11h-12c-30 0-30-4-30-13z"><text:p/></draw:path><draw:path draw:style-name="gr49" draw:text-style-name="P18" svg:width="0.0571in" svg:height="0.0819in" svg:x="2.4004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4 26z"><text:p/></draw:path><draw:path draw:style-name="gr50" draw:text-style-name="P18" svg:width="0.2213in" svg:height="0.2327in" svg:x="2.3177in" svg:y="0.1311in" svg:viewBox="0 0 563 592" svg:d="M511 592l52-136h-11c-17 44-61 73-110 85-9 3-51 13-131 13h-256l216-252c3-3 4-4 4-6 0-1 0-2-4-7l-197-269h232c58 0 96 6 100 8 22 2 58 9 92 31 11 7 40 25 54 60h11l-52-119h-499c-10 0-11 0-12 2 0 3 0 10 0 15l223 306-218 257c-5 4-5 7-5 7 0 5 4 5 12 5z"><text:p/></draw:path><draw:path draw:style-name="gr51" draw:text-style-name="P18" svg:width="0.0512in" svg:height="0.1008in" svg:x="2.3138in" svg:y="0.4075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52" draw:text-style-name="P18" svg:width="0.0854in" svg:height="0.0311in" svg:x="2.3835in" svg:y="0.4398in" svg:viewBox="0 0 218 80" svg:d="M208 14c3 0 10 0 10-7s-7-7-10-7h-197c-4 0-11 0-11 7s7 7 11 7zM208 80c3 0 10 0 10-7s-7-7-10-7h-197c-4 0-11 0-11 7s7 7 11 7z"><text:p/></draw:path><draw:path draw:style-name="gr53" draw:text-style-name="P18" svg:width="0.0425in" svg:height="0.0772in" svg:x="2.4894in" svg:y="0.4075in" svg:viewBox="0 0 109 197" svg:d="M67 8c0-8 0-8-8-8-19 19-47 19-59 19v11c7 0 26 0 43-8v151c0 9 0 13-30 13h-11v11c5 0 42-1 53-1 10 0 47 1 54 1v-11h-12c-30 0-30-4-30-13z"><text:p/></draw:path><draw:path draw:style-name="gr54" draw:text-style-name="P18" svg:width="0.1138in" svg:height="0.1193in" svg:x="2.5819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6-265c0-9 0-10-7-10-8 0-9 2-11 7zM112 192l84-139 13 139z"><text:p/></draw:path><draw:path draw:style-name="gr55" draw:text-style-name="P18" svg:width="0.087in" svg:height="0.0783in" svg:x="2.7055in" svg:y="0.1409in" svg:viewBox="0 0 222 200" svg:d="M132 22c1-10 2-10 8-11 2 0 12 0 18 0 18 0 27 0 34 2 13 4 13 13 13 23 0 5 0 10-1 24l-1 4c0 3 2 4 5 4 4 0 6-2 6-7l8-57c0-4-4-4-10-4h-182c-7 0-7 0-10 6l-19 53c0 1-1 3-1 5 0 1 0 4 5 4 3 0 5-1 6-7 18-48 27-50 72-50h13c8 0 10 0 10 2 0 1 0 3-2 7l-39 156c-3 11-4 14-35 14-11 0-13 0-13 7 0 1 0 3 5 3 8 0 16 0 25 0 8 0 18-1 26-1 7 0 18 0 27 1 8 0 16 0 25 0 2 0 6 0 6-6 0-4-3-4-12-4-6 0-11 0-17 0-11-2-11-3-11-6s0-3 1-6z"><text:p/></draw:path><draw:path draw:style-name="gr56" draw:text-style-name="P18" svg:width="0.0303in" svg:height="0.1161in" svg:x="2.8098in" svg:y="0.1331in" svg:viewBox="0 0 78 296" svg:d="M72 0c-56 40-72 102-72 148 0 42 12 106 72 148 2 0 6 0 6-3s-1-3-4-5c-39-36-54-86-54-139 0-81 32-120 56-142 1-1 2-2 2-3 0-4-4-4-6-4z"><text:p/></draw:path><draw:path draw:style-name="gr57" draw:text-style-name="P18" svg:width="0.0512in" svg:height="0.1008in" svg:x="2.848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58" draw:text-style-name="P18" svg:width="0.0303in" svg:height="0.1161in" svg:x="2.9181in" svg:y="0.1331in" svg:viewBox="0 0 78 296" svg:d="M6 0c-2 0-6 0-6 4 0 1 1 2 2 4 27 23 56 64 56 140 0 62-21 109-53 138-5 4-5 6-5 7s1 3 4 3 32-20 51-56c13-25 23-58 23-91 0-42-13-107-72-149z"><text:p/></draw:path></draw:g></text:span><text:span text:style-name="T5">.</text:span></text:p>
      <text:p text:style-name="P13"/>
      <text:p text:style-name="P15">The estimate then average method gives <draw:g text:anchor-type="as-char" svg:y="-0.1165in" draw:z-index="1" draw:style-name="gr1"><svg:title>TexMaths</svg:title><svg:desc>12§display§\hat{x}_{ea}§svg§600§FALSE§</svg:desc><draw:polygon draw:style-name="gr7" draw:text-style-name="P17" svg:width="0.2291in" svg:height="0.1398in" svg:x="0in" svg:y="0.0008in" svg:viewBox="0 0 583 356" draw:points="291,356 0,356 0,0 583,0 583,356"><text:p/></draw:polygon><draw:polygon draw:style-name="gr8" draw:text-style-name="P18" svg:width="0.0445in" svg:height="0.0256in" svg:x="0.0299in" svg:y="0in" svg:viewBox="0 0 114 66" draw:points="58,0 0,59 7,66 58,23 106,66 114,59"><text:p/></draw:polygon><draw:path draw:style-name="gr9" draw:text-style-name="P18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10" draw:text-style-name="P18" svg:width="0.0496in" svg:height="0.0524in" svg:x="0.1024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11" draw:text-style-name="P18" svg:width="0.0591in" svg:height="0.0524in" svg:x="0.1642in" svg:y="0.089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/draw:g> as a linear function of y:</text:p>
      <text:p text:style-name="P14"><draw:g text:anchor-type="as-char" svg:y="-0.1173in" draw:z-index="5" draw:style-name="gr1"><svg:title>TexMaths</svg:title><svg:desc>12§display§\hat{x}_{ea} = B_{ea}y§svg§600§FALSE§</svg:desc><draw:polygon draw:style-name="gr69" draw:text-style-name="P17" svg:width="0.8154in" svg:height="0.1476in" svg:x="0in" svg:y="0.0004in" svg:viewBox="0 0 2072 376" draw:points="1036,376 0,376 0,0 2072,0 2072,376"><text:p/></draw:polygon><draw:polygon draw:style-name="gr70" draw:text-style-name="P18" svg:width="0.0445in" svg:height="0.0256in" svg:x="0.0299in" svg:y="0in" svg:viewBox="0 0 114 66" draw:points="58,0 0,59 7,66 58,23 106,66 114,59"><text:p/></draw:polygon><draw:path draw:style-name="gr71" draw:text-style-name="P18" svg:width="0.0827in" svg:height="0.0756in" svg:x="0.0047in" svg:y="0.0425in" svg:viewBox="0 0 211 193" svg:d="M130 60c2-12 12-50 42-50 2 0 12 0 20 4-11 3-19 14-19 23 0 8 3 16 15 16 10 0 23-8 23-25 0-22-25-28-39-28-24 0-40 23-45 33-11-28-33-33-45-33-45 0-69 55-69 65 0 5 4 5 5 5 4 0 5-1 6-5 14-45 42-55 56-55 9 0 23 3 23 27 0 14-7 43-23 103-6 26-21 43-39 43-4 0-13 0-22-5 11-2 21-10 21-22 0-13-10-16-17-16-12 0-23 12-23 25 0 19 22 28 40 28 28 0 43-30 44-33 6 16 20 33 47 33 43 0 67-54 67-65 0-5-4-5-5-5-3 0-5 2-6 5-13 46-42 55-56 55-17 0-23-13-23-27 0-10 2-19 7-38z"><text:p/></draw:path><draw:path draw:style-name="gr72" draw:text-style-name="P18" svg:width="0.0496in" svg:height="0.0528in" svg:x="0.1024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73" draw:text-style-name="P18" svg:width="0.0591in" svg:height="0.0528in" svg:x="0.1646in" svg:y="0.0894in" svg:viewBox="0 0 151 135" svg:d="M108 18c-7-11-17-18-31-18-39 0-77 42-77 86 0 29 19 49 44 49 17 0 32-10 44-20 4 16 22 20 30 20 10 0 18-7 24-16 6-12 9-29 9-30 0-3-3-3-3-3-5 0-5 1-8 8-3 15-9 33-21 33-7 0-10-6-10-15 0-5 3-16 4-24 2-7 6-20 7-27l6-22c1-8 5-22 5-23 0-8-5-10-10-10s-12 4-13 12zM89 94c-3 8-10 15-16 21-2 2-14 12-27 12-11 0-22-8-22-29 0-16 8-50 16-61 13-24 28-29 37-29 20 0 26 23 26 27 0 1 0 2-1 4z"><text:p/></draw:path><draw:path draw:style-name="gr74" draw:text-style-name="P18" svg:width="0.1106in" svg:height="0.039in" svg:x="0.2941in" svg:y="0.0547in" svg:viewBox="0 0 282 100" svg:d="M268 17c6 0 14 0 14-9 0-8-8-8-14-8h-254c-6 0-14 0-14 8 0 9 8 9 14 9zM268 100c6 0 14 0 14-8 0-9-8-9-14-9h-254c-6 0-14 0-14 9 0 8 8 8 14 8z"><text:p/></draw:path><draw:path draw:style-name="gr75" draw:text-style-name="P18" svg:width="0.1185in" svg:height="0.1142in" svg:x="0.4665in" svg:y="0.002in" svg:viewBox="0 0 302 291" svg:d="M50 258c-4 16-6 19-38 19-7 0-12 0-12 9 0 5 4 5 12 5h150c67 0 118-51 118-92 0-31-26-56-66-60 44-9 88-40 88-80 0-31-27-59-79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76" draw:text-style-name="P18" svg:width="0.0496in" svg:height="0.0528in" svg:x="0.5925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77" draw:text-style-name="P18" svg:width="0.0591in" svg:height="0.0528in" svg:x="0.6543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78" draw:text-style-name="P18" svg:width="0.0768in" svg:height="0.1079in" svg:x="0.7331in" svg:y="0.0425in" svg:viewBox="0 0 196 275" svg:d="M194 27c2-7 2-8 2-11 0-8-6-11-12-11-5 0-11 2-16 8 0 3-4 16-6 23-2 12-6 23-8 35l-20 76c-1 6-19 36-46 36-23 0-27-18-27-34 0-20 7-47 22-84 6-17 8-22 8-30 0-19-14-35-35-35-40 0-56 61-56 65 0 5 5 5 5 5 5 0 5-1 7-7 11-41 29-53 43-53 3 0 10 0 10 13 0 11-4 22-7 30-17 45-24 69-24 89 0 38 26 51 51 51 17 0 31-7 43-19-6 21-10 43-27 65-11 14-28 27-47 27-6 0-25-1-32-18 7 0 12 0 18-4 4-5 8-10 8-19 0-13-11-14-16-14-9 0-24 6-24 28 0 20 20 36 46 36 43 0 88-39 100-87z"><text:p/></draw:path></draw:g> <text:span text:style-name="T5">where </text:span><text:span text:style-name="T5"><draw:g text:anchor-type="as-char" svg:y="-0.2866in" draw:z-index="6" draw:style-name="gr1"><svg:title>TexMaths</svg:title><svg:desc>12§display§B_{ea} = \frac{1}{k}\sum_{j=1}^{k}\Big({A^{T(j)}}{A^{(j)}}\Big)^{-1}{A^{T(j)}}§svg§600§FALSE§</svg:desc><draw:polygon draw:style-name="gr79" draw:text-style-name="P17" svg:width="2.3709in" svg:height="0.5067in" svg:x="0in" svg:y="0.0008in" svg:viewBox="0 0 6023 1288" draw:points="3012,1288 0,1288 0,0 6023,0 6023,1288"><text:p/></draw:polygon><draw:path draw:style-name="gr80" draw:text-style-name="P18" svg:width="0.1185in" svg:height="0.1134in" svg:x="0.0071in" svg:y="0.175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81" draw:text-style-name="P18" svg:width="0.0496in" svg:height="0.0524in" svg:x="0.1331in" svg:y="0.262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82" draw:text-style-name="P18" svg:width="0.0591in" svg:height="0.0524in" svg:x="0.1953in" svg:y="0.262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83" draw:text-style-name="P18" svg:width="0.1106in" svg:height="0.039in" svg:x="0.324in" svg:y="0.228in" svg:viewBox="0 0 282 100" svg:d="M268 17c6 0 14 0 14-9 0-8-8-8-14-8h-254c-6 0-14 0-14 8 0 9 8 9 14 9zM268 100c6 0 14 0 14-9 0-8-8-8-14-8h-254c-6 0-14 0-14 8 0 9 8 9 14 9z"><text:p/></draw:path><draw:path draw:style-name="gr84" draw:text-style-name="P18" svg:width="0.0547in" svg:height="0.1106in" svg:x="0.5287in" svg:y="0.0657in" svg:viewBox="0 0 140 282" svg:d="M88 11c0-10 0-11-10-11-26 28-65 28-78 28v13c8 0 34 0 55-12v219c0 16-1 21-39 21h-14v13c16-1 52-1 70-1 17 0 54 0 68 1v-13h-13c-38 0-39-5-39-21z"><text:p/></draw:path><draw:polygon draw:style-name="gr85" draw:text-style-name="P18" svg:width="0.0917in" svg:height="0.0067in" svg:x="0.5098in" svg:y="0.2437in" svg:viewBox="0 0 234 18" draw:points="118,18 0,18 0,0 234,0 234,18"><text:p/></draw:polygon><draw:path draw:style-name="gr86" draw:text-style-name="P18" svg:width="0.0752in" svg:height="0.1173in" svg:x="0.5189in" svg:y="0.287in" svg:viewBox="0 0 192 299" svg:d="M98 5c0 0 0-5-6-5-9 0-39 4-51 5-4 0-7 0-7 8 0 5 3 5 9 5 21 0 22 2 22 7l-1 9-63 243c-1 6-1 7-1 10 0 9 8 12 12 12 6 0 12-4 14-10 3-3 22-81 24-92 15 1 50 8 50 36 0 3 0 5-2 8-1 6-1 11-1 16 0 25 17 42 39 42 13 0 24-7 33-23 11-18 16-42 16-43 0-4-4-4-5-4-5 0-5 1-6 7-8 32-19 53-37 53-9 0-13-5-13-20 0-7 1-17 2-23 2-7 2-10 2-13 0-28-26-40-63-45 13-8 27-21 37-31 20-23 40-41 60-41 4 0 4 0 5 0 5 2 5 2 8 4 1 0 1 1 3 1-21 1-26 18-26 23 0 7 5 16 17 16 11 0 23-10 23-27 0-12-10-26-29-26-12 0-31 3-61 37-14 16-31 34-48 40z"><text:p/></draw:path><draw:path draw:style-name="gr87" draw:text-style-name="P18" svg:width="0.0571in" svg:height="0.0819in" svg:x="0.7409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88" draw:text-style-name="P18" svg:width="0.2213in" svg:height="0.2327in" svg:x="0.6583in" svg:y="0.1311in" svg:viewBox="0 0 563 592" svg:d="M511 592l52-136h-11c-17 44-61 73-110 85-9 3-50 13-131 13h-256l216-252c3-3 4-4 4-6 0-1 0-2-4-7l-197-269h232c58 0 96 6 100 8 22 2 58 9 92 31 11 7 40 25 54 60h11l-52-119h-499c-10 0-11 0-12 2 0 3 0 10 0 15l223 306-218 257c-5 4-5 7-5 7 0 5 5 5 12 5z"><text:p/></draw:path><draw:path draw:style-name="gr89" draw:text-style-name="P18" svg:width="0.0512in" svg:height="0.1008in" svg:x="0.6539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90" draw:text-style-name="P18" svg:width="0.0854in" svg:height="0.0311in" svg:x="0.7232in" svg:y="0.4398in" svg:viewBox="0 0 218 80" svg:d="M208 14c3 0 10 0 10-7s-7-7-10-7h-197c-4 0-11 0-11 7s7 7 11 7zM208 80c3 0 10 0 10-7s-7-7-10-7h-197c-4 0-11 0-11 7s7 7 11 7z"><text:p/></draw:path><draw:path draw:style-name="gr91" draw:text-style-name="P18" svg:width="0.0425in" svg:height="0.0772in" svg:x="0.8295in" svg:y="0.4075in" svg:viewBox="0 0 109 197" svg:d="M67 8c0-8 0-8-8-8-19 19-47 19-59 19v11c7 0 26 0 43-8v151c0 9 0 13-30 13h-11v11c5 0 42-1 53-1 10 0 47 1 54 1v-11h-12c-30 0-30-4-30-13z"><text:p/></draw:path><draw:path draw:style-name="gr92" draw:text-style-name="P18" svg:width="0.0634in" svg:height="0.2988in" svg:x="0.9465in" svg:y="0.0976in" svg:viewBox="0 0 162 760" svg:d="M143 755c0 1 5 5 5 5h9c1 0 5 0 5-4 0-2-1-2-2-4-16-15-39-38-65-85-46-81-63-186-63-287 0-187 54-297 128-373 2-1 2-2 2-2 0-5-4-5-8-5-6 0-6 0-11 4-40 34-85 93-115 182-18 55-28 124-28 193 0 101 18 214 85 312 11 17 27 34 27 34 4 6 10 12 14 15z"><text:p/></draw:path><draw:path draw:style-name="gr93" draw:text-style-name="P18" svg:width="0.1138in" svg:height="0.1193in" svg:x="1.0213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94" draw:text-style-name="P18" svg:width="0.087in" svg:height="0.0783in" svg:x="1.1449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95" draw:text-style-name="P18" svg:width="0.0303in" svg:height="0.1161in" svg:x="1.2492in" svg:y="0.1331in" svg:viewBox="0 0 78 296" svg:d="M72 0c-58 40-72 102-72 148 0 42 12 106 72 148 2 0 6 0 6-3s-1-3-4-5c-39-36-54-86-54-139 0-81 32-120 56-142 1-1 2-2 2-3 0-4-4-4-6-4z"><text:p/></draw:path><draw:path draw:style-name="gr96" draw:text-style-name="P18" svg:width="0.0512in" svg:height="0.1008in" svg:x="1.2874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97" draw:text-style-name="P18" svg:width="0.0303in" svg:height="0.1161in" svg:x="1.3567in" svg:y="0.1331in" svg:viewBox="0 0 78 296" svg:d="M6 0c-2 0-6 0-6 4 0 1 1 2 2 4 27 23 56 64 56 140 0 62-21 109-52 138-6 4-6 6-6 7s1 3 4 3 32-20 51-56c13-25 23-58 23-91 0-42-13-107-72-149z"><text:p/></draw:path><draw:path draw:style-name="gr98" draw:text-style-name="P18" svg:width="0.1138in" svg:height="0.1193in" svg:x="1.415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99" draw:text-style-name="P18" svg:width="0.0303in" svg:height="0.1161in" svg:x="1.5476in" svg:y="0.1331in" svg:viewBox="0 0 78 296" svg:d="M72 0c-56 40-72 102-72 148 0 42 12 106 72 148 2 0 6 0 6-3s-1-3-4-5c-39-36-54-86-54-139 0-81 32-120 56-142 1-1 2-2 2-3 0-4-4-4-6-4z"><text:p/></draw:path><draw:path draw:style-name="gr100" draw:text-style-name="P18" svg:width="0.0512in" svg:height="0.1008in" svg:x="1.5858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101" draw:text-style-name="P18" svg:width="0.0303in" svg:height="0.1161in" svg:x="1.6555in" svg:y="0.1331in" svg:viewBox="0 0 78 296" svg:d="M6 0c-2 0-6 0-6 4 0 1 1 2 2 4 27 23 56 64 56 140 0 62-21 109-52 138-6 4-6 6-6 7s1 3 4 3 32-20 51-56c13-25 23-58 23-91 0-42-13-107-72-149z"><text:p/></draw:path><draw:path draw:style-name="gr102" draw:text-style-name="P18" svg:width="0.0634in" svg:height="0.2988in" svg:x="1.7146in" svg:y="0.0976in" svg:viewBox="0 0 162 760" svg:d="M162 379c0-121-29-249-113-344-6-7-21-23-31-33-4-2-5-2-10-2-4 0-8 0-8 5 0 1 1 2 2 3 15 15 38 39 64 84 46 82 64 186 64 287 0 184-52 297-129 373 0 2-1 3-1 4 0 4 4 4 8 4 5 0 6 0 10-4 41-34 86-92 115-182 19-58 29-126 29-195z"><text:p/></draw:path><draw:path draw:style-name="gr103" draw:text-style-name="P18" svg:width="0.0783in" svg:height="0.0059in" svg:x="1.8205in" svg:y="0.1071in" svg:viewBox="0 0 200 16" svg:d="M188 16c5 0 12 0 12-8s-6-8-12-8h-176c-5 0-12 0-12 7 0 9 7 9 12 9z"><text:p/></draw:path><draw:path draw:style-name="gr104" draw:text-style-name="P18" svg:width="0.0425in" svg:height="0.0772in" svg:x="1.9236in" svg:y="0.0614in" svg:viewBox="0 0 109 197" svg:d="M67 8c0-8 0-8-8-8-19 19-47 19-59 19v11c7 0 26 0 43-8v151c0 9 0 13-30 13h-11v11c5 0 42-1 53-1 10 0 47 1 54 1v-11h-12c-30 0-30-4-30-13z"><text:p/></draw:path><draw:path draw:style-name="gr105" draw:text-style-name="P18" svg:width="0.1138in" svg:height="0.1193in" svg:x="1.991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106" draw:text-style-name="P18" svg:width="0.087in" svg:height="0.0783in" svg:x="2.115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107" draw:text-style-name="P18" svg:width="0.0303in" svg:height="0.1161in" svg:x="2.2197in" svg:y="0.1331in" svg:viewBox="0 0 78 296" svg:d="M72 0c-58 40-72 102-72 148 0 42 12 106 72 148 2 0 6 0 6-3s-1-3-4-5c-39-36-54-86-54-139 0-81 32-120 56-142 1-1 2-2 2-3 0-4-4-4-6-4z"><text:p/></draw:path><draw:path draw:style-name="gr108" draw:text-style-name="P18" svg:width="0.0512in" svg:height="0.1008in" svg:x="2.2579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109" draw:text-style-name="P18" svg:width="0.0303in" svg:height="0.1161in" svg:x="2.3272in" svg:y="0.1331in" svg:viewBox="0 0 78 296" svg:d="M6 0c-2 0-6 0-6 4 0 1 1 2 2 4 27 23 56 64 56 140 0 62-21 109-53 138-5 4-5 6-5 7s1 3 4 3 32-20 51-56c13-25 23-58 23-91 0-42-13-107-72-149z"><text:p/></draw:path></draw:g></text:span><text:span text:style-name="T5">.</text:span></text:p>
      <text:p text:style-name="P15"/>
      <text:p text:style-name="P15">The minimum RMS residuals method does not give <draw:g text:anchor-type="as-char" svg:y="-0.1165in" draw:z-index="2" draw:style-name="gr1"><svg:title>TexMaths</svg:title><svg:desc>12§display§\hat{x}_{rms}§svg§600§FALSE§</svg:desc><draw:polygon draw:style-name="gr12" draw:text-style-name="P17" svg:width="0.3398in" svg:height="0.1398in" svg:x="0in" svg:y="0.0008in" svg:viewBox="0 0 864 356" draw:points="432,356 0,356 0,0 864,0 864,356"><text:p/></draw:polygon><draw:polygon draw:style-name="gr13" draw:text-style-name="P18" svg:width="0.0445in" svg:height="0.0256in" svg:x="0.0299in" svg:y="0in" svg:viewBox="0 0 114 66" draw:points="58,0 0,59 7,66 58,23 106,66 114,59"><text:p/></draw:polygon><draw:path draw:style-name="gr14" draw:text-style-name="P18" svg:width="0.0827in" svg:height="0.0752in" svg:x="0.0047in" svg:y="0.0421in" svg:viewBox="0 0 211 192" svg:d="M130 60c2-12 12-50 42-50 2 0 12 0 20 4-11 3-19 14-19 23 0 7 4 16 16 16 9 0 22-9 22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3-5-5-5-3 0-4 3-6 5-13 46-42 55-56 55-17 0-23-13-23-27 0-10 2-18 7-37z"><text:p/></draw:path><draw:path draw:style-name="gr15" draw:text-style-name="P18" svg:width="0.0539in" svg:height="0.0524in" svg:x="0.1004in" svg:y="0.089in" svg:viewBox="0 0 138 134" svg:d="M56 71c0-1 8-29 8-30 1-3 9-17 19-24 2-3 11-9 24-9 2 0 11 0 15 4-8 4-12 12-12 17 0 7 5 11 12 11s16-5 16-18c0-16-15-22-31-22s-29 6-42 22c-5-20-24-22-30-22-12 0-19 7-24 16-7 10-11 28-11 30 0 3 4 3 5 3 5 0 5-1 7-8 4-18 10-33 22-33 7 0 9 6 9 15 0 6-2 17-5 25-2 7-4 20-6 26l-9 39c-1 3-4 11-4 12 0 6 6 9 11 9 4 0 10-2 12-8 1-2 4-16 6-23z"><text:p/></draw:path><draw:path draw:style-name="gr16" draw:text-style-name="P18" svg:width="0.1071in" svg:height="0.0524in" svg:x="0.165in" svg:y="0.089in" svg:viewBox="0 0 273 134" svg:d="M115 107c-2 6-5 17-5 18 0 6 6 9 11 9s10-3 11-7c1-2 4-12 6-18 1-6 5-19 6-26 3-7 4-13 5-21 4-13 4-13 10-22 9-15 24-32 46-32 17 0 18 14 18 21 0 18-13 51-18 63-2 9-3 11-3 17 0 16 13 25 27 25 30 0 44-40 44-45 0-4-4-4-5-4-5 0-5 1-6 5-6 24-19 36-31 36-6 0-8-4-8-11 0-6 2-11 8-24 2-8 15-41 15-57 0-5 0-17-12-26-5-4-13-8-27-8-27 0-42 18-52 30-2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17" draw:text-style-name="P18" svg:width="0.0465in" svg:height="0.0524in" svg:x="0.2854in" svg:y="0.089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/draw:g> as a linear function of 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0ed4" officeooo:paragraph-rsid="000c0ed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idterm 2016 CMPE-240<text:tab/><text:tab/>V. Margot Paez</text:p>
        <text:p text:style-name="MP1">February 12, 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4:36:47.032262396</meta:creation-date>
    <meta:generator>LibreOffice/5.0.4.2$Linux_X86_64 LibreOffice_project/00m0$Build-2</meta:generator>
    <dc:date>2016-02-11T22:20:58.867288329</dc:date>
    <meta:editing-duration>PT7H43M52S</meta:editing-duration>
    <meta:editing-cycles>37</meta:editing-cycles>
    <meta:document-statistic meta:table-count="0" meta:image-count="0" meta:object-count="0" meta:page-count="1" meta:paragraph-count="20" meta:word-count="82" meta:character-count="401" meta:non-whitespace-character-count="341"/>
  </office:meta>
</office:document-meta>
</file>